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 style:list-style-name="L4">
      <style:paragraph-properties fo:margin-top="0cm" fo:margin-bottom="0.499cm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paragraph-properties fo:margin-top="0cm" fo:margin-bottom="0cm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3">
      <style:paragraph-properties fo:margin-top="0cm" fo:margin-bottom="0cm" style:contextual-spacing="false"/>
    </style:style>
    <style:style style:name="P9" style:family="paragraph" style:parent-style-name="Text_20_body" style:list-style-name="L4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Definition einer Monade</text:h>
      <text:p text:style-name="Text_20_body">Eine Monade besteht aus:</text:p>
      <text:list text:style-name="L1">
        <text:list-item>
          <text:p text:style-name="P4"><text:span text:style-name="Strong_20_Emphasis">Einem Datentyp</text:span>: In diesem Fall ist das unser <text:span text:style-name="Source_20_Text">WrapWithLogs</text:span>, das einen Wert (<text:span text:style-name="Source_20_Text">result</text:span>) und zusätzliche Kontextinformationen (<text:span text:style-name="Source_20_Text">logs</text:span>) kapselt. </text:p>
        </text:list-item>
        <text:list-item>
          <text:p text:style-name="P4"><text:span text:style-name="Strong_20_Emphasis">Zwei Operationen</text:span>: </text:p>
          <text:list>
            <text:list-item>
              <text:p text:style-name="P4"><text:span text:style-name="Strong_20_Emphasis"><text:span text:style-name="Source_20_Text">unit</text:span></text:span><text:span text:style-name="Strong_20_Emphasis"> (oder </text:span><text:span text:style-name="Strong_20_Emphasis"><text:span text:style-name="Source_20_Text">return</text:span></text:span><text:span text:style-name="Strong_20_Emphasis">)</text:span>: Eine Funktion, die einen Wert in die Monade einbettet. </text:p>
              <text:list>
                <text:list-item>
                  <text:p text:style-name="P4">Das entspricht hier der Funktion <text:span text:style-name="Source_20_Text">wrapWithLogs</text:span>, die eine Zahl in die Struktur <text:span text:style-name="Source_20_Text">WrapWithLogs</text:span> einhüllt. </text:p>
                </text:list-item>
              </text:list>
            </text:list-item>
            <text:list-item>
              <text:p text:style-name="P4"><text:span text:style-name="Strong_20_Emphasis"><text:span text:style-name="Source_20_Text">bind</text:span></text:span><text:span text:style-name="Strong_20_Emphasis"> (oder </text:span><text:span text:style-name="Strong_20_Emphasis"><text:span text:style-name="Source_20_Text">flatMap</text:span></text:span><text:span text:style-name="Strong_20_Emphasis">)</text:span>: Eine Funktion, die eine Monade und eine Transformationsfunktion nimmt und eine neue Monade zurückgibt. </text:p>
              <text:list>
                <text:list-item>
                  <text:p text:style-name="P3">Das entspricht hier der Funktion <text:span text:style-name="Source_20_Text">runWithLogs</text:span>, die den aktuellen Zustand (<text:span text:style-name="Source_20_Text">input</text:span>) übernimmt, die Transformationsfunktion (<text:span text:style-name="Source_20_Text">transform</text:span>) darauf anwendet und den neuen Zustand (inklusive aktualisierter Logs) zurückgibt. </text:p>
                </text:list-item>
              </text:list>
            </text:list-item>
          </text:list>
        </text:list-item>
      </text:list>
      <text:h text:style-name="Heading_20_3" text:outline-level="3">Warum ist <text:span text:style-name="Source_20_Text">WrapWithLogs</text:span> eine Monade?</text:h>
      <text:h text:style-name="Heading_20_4" text:outline-level="4">1. <text:span text:style-name="Strong_20_Emphasis">Datentyp</text:span></text:h>
      <text:p text:style-name="Text_20_body"><text:span text:style-name="Source_20_Text">WrapWithLogs</text:span> ist der Datentyp, der das Monadenkonzept trägt. Er kapselt:</text:p>
      <text:list text:style-name="L2">
        <text:list-item>
          <text:p text:style-name="P6">Einen Wert (<text:span text:style-name="Source_20_Text">result</text:span>). </text:p>
        </text:list-item>
        <text:list-item>
          <text:p text:style-name="P5">Einen Kontext (<text:span text:style-name="Source_20_Text">logs</text:span>). </text:p>
        </text:list-item>
      </text:list>
      <text:h text:style-name="Heading_20_4" text:outline-level="4">2. <text:span text:style-name="Strong_20_Emphasis"><text:span text:style-name="Source_20_Text">unit</text:span></text:span><text:span text:style-name="Strong_20_Emphasis"> (Einbettung eines Werts in die Monade)</text:span></text:h>
      <text:p text:style-name="Text_20_body">Die Funktion <text:span text:style-name="Source_20_Text">wrapWithLogs</text:span>:</text:p>
      <text:p text:style-name="Preformatted_20_Text"><text:span text:style-name="Source_20_Text">WrapWithLogs wrapWithLogs(int x) {</text:span></text:p>
      <text:p text:style-name="Preformatted_20_Text"><text:span text:style-name="Source_20_Text"><text:s text:c="4"/>return { x, {} };</text:span></text:p>
      <text:p text:style-name="P1"><text:span text:style-name="Source_20_Text">}</text:span></text:p>
      <text:p text:style-name="Text_20_body">Dies entspricht der <text:span text:style-name="Source_20_Text">unit</text:span>-Operation, die einen Wert in den Kontext der Monade einbettet.</text:p>
      <text:h text:style-name="Heading_20_4" text:outline-level="4">3. <text:span text:style-name="Strong_20_Emphasis"><text:span text:style-name="Source_20_Text">bind</text:span></text:span><text:span text:style-name="Strong_20_Emphasis"> (Transformation innerhalb der Monade)</text:span></text:h>
      <text:p text:style-name="Text_20_body">Die Funktion <text:span text:style-name="Source_20_Text">runWithLogs</text:span>:</text:p>
      <text:p text:style-name="Preformatted_20_Text"><text:span text:style-name="Source_20_Text">WrapWithLogs runWithLogs(const WrapWithLogs&amp; input, const std::function&lt;WrapWithLogs(int)&gt;&amp; transform) {</text:span></text:p>
      <text:p text:style-name="Preformatted_20_Text"><text:span text:style-name="Source_20_Text"><text:s text:c="4"/>WrapWithLogs newNumberWithLogs = transform(input.result);</text:span></text:p>
      <text:p text:style-name="Preformatted_20_Text"><text:span text:style-name="Source_20_Text"><text:s text:c="4"/>std::vector&lt;std::string&gt; updatedLogs = input.logs;</text:span></text:p>
      <text:p text:style-name="Preformatted_20_Text"><text:span text:style-name="Source_20_Text"><text:s text:c="4"/>updatedLogs.insert(updatedLogs.end(), newNumberWithLogs.logs.begin(), newNumberWithLogs.logs.end());</text:span></text:p>
      <text:p text:style-name="Preformatted_20_Text"><text:span text:style-name="Source_20_Text"><text:s text:c="4"/>return { newNumberWithLogs.result, updatedLogs };</text:span></text:p>
      <text:p text:style-name="P1"><text:span text:style-name="Source_20_Text">}</text:span></text:p>
      <text:p text:style-name="Text_20_body">Dies entspricht der <text:span text:style-name="Source_20_Text">bind</text:span>-Operation, da sie:</text:p>
      <text:list text:style-name="L3">
        <text:list-item>
          <text:p text:style-name="P8">Die Transformationsfunktion (<text:span text:style-name="Source_20_Text">transform</text:span>) auf den Wert (<text:span text:style-name="Source_20_Text">result</text:span>) anwendet. </text:p>
        </text:list-item>
        <text:list-item>
          <text:p text:style-name="P8">Den neuen Kontext (<text:span text:style-name="Source_20_Text">logs</text:span>) mit dem bestehenden Kontext kombiniert. </text:p>
        </text:list-item>
        <text:list-item>
          <text:p text:style-name="P7">Eine neue Instanz der Monade (<text:span text:style-name="Source_20_Text">WrapWithLogs</text:span>) zurückgibt. </text:p>
        </text:list-item>
      </text:list>
      <text:h text:style-name="Heading_20_3" text:outline-level="3"><text:soft-page-break/>Monadengesetze</text:h>
      <text:p text:style-name="Text_20_body">Eine Monade muss drei Gesetze erfüllen:</text:p>
      <text:list text:style-name="L4">
        <text:list-item>
          <text:p text:style-name="P9"><text:span text:style-name="Strong_20_Emphasis">Identität (Left Identity)</text:span>:</text:p>
          <text:p text:style-name="P2"><text:span text:style-name="Source_20_Text">unit(x) `bind` f == f(x)</text:span></text:p>
          <text:p text:style-name="P9">Hier erfüllt <text:span text:style-name="Source_20_Text">runWithLogs(wrapWithLogs(2), square)</text:span> dieses Gesetz, da es identisch mit <text:span text:style-name="Source_20_Text">square(2)</text:span> ist.</text:p>
        </text:list-item>
        <text:list-item>
          <text:p text:style-name="P9"><text:span text:style-name="Strong_20_Emphasis">Identität (Right Identity)</text:span>:</text:p>
          <text:p text:style-name="P2"><text:span text:style-name="Source_20_Text">m `bind` unit == m</text:span></text:p>
          <text:p text:style-name="P9">Wenn wir <text:span text:style-name="Source_20_Text">runWithLogs(input, wrapWithLogs)</text:span> aufrufen, bleibt der Wert unverändert.</text:p>
        </text:list-item>
        <text:list-item>
          <text:p text:style-name="P9"><text:span text:style-name="Strong_20_Emphasis">Assoziativität</text:span>:</text:p>
          <text:p text:style-name="P2"><text:span text:style-name="Source_20_Text">(m `bind` f) `bind` g == m `bind` (x -&gt; f(x) `bind` g)</text:span></text:p>
          <text:p text:style-name="P9">Die Verkettung mehrerer Transformationen wie <text:span text:style-name="Source_20_Text">runWithLogs(runWithLogs(wrapWithLogs(2), square), square)</text:span> ist identisch mit einer direkten Verkettung, was hier erfüllt ist.</text:p>
        </text:list-item>
      </text:list>
      <text:h text:style-name="Heading_20_3" text:outline-level="3">Fazit</text:h>
      <text:p text:style-name="Text_20_body"><text:span text:style-name="Source_20_Text">WrapWithLogs</text:span> ist eine Monade! Sie erfüllt sowohl die strukturellen Anforderungen (Datentyp, <text:span text:style-name="Source_20_Text">unit</text:span>, <text:span text:style-name="Source_20_Text">bind</text:span>) als auch die Monadengesetze. Der zentrale Vorteil, der hier gezeigt wird, ist die Vereinheitlichung der Protokollierung (<text:span text:style-name="Source_20_Text">logs</text:span>) als kontextuelle Information, die bei jeder Transformation konsistent weitergegeben wird. 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A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2T12:30:55.728124068</meta:creation-date>
    <dc:date>2025-01-02T12:32:25.162990247</dc:date>
    <meta:editing-duration>PT1M34S</meta:editing-duration>
    <meta:editing-cycles>1</meta:editing-cycles>
    <meta:generator>LibreOffice/24.2.7.2$Linux_X86_64 LibreOffice_project/420$Build-2</meta:generator>
    <meta:document-statistic meta:table-count="0" meta:image-count="0" meta:object-count="0" meta:page-count="2" meta:paragraph-count="44" meta:word-count="347" meta:character-count="2682" meta:non-whitespace-character-count="2361"/>
  </office:meta>
</office:document-meta>
</file>